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6.713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/>
          <table:table-cell table:style-name="ce82"/>
          <table:table-cell table:style-name="ce90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/>
          <table:table-cell table:style-name="ce82"/>
          <table:table-cell table:style-name="ce9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90" calcext:value-type="float">
            <text:p>9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9" calcext:value-type="float">
            <text:p>9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 style:data-style-name="N2" text:time-value="09:40:51.01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/>
    <meta:creation-date/>
    <meta:editing-cycles>26</meta:editing-cycles>
    <meta:editing-duration>PT2H9M29S</meta:editing-duration>
    <dc:date>2021-04-22T09:44:14.593000000</dc:date>
    <meta:document-statistic meta:table-count="1" meta:cell-count="651" meta:object-count="0"/>
  </office:meta>
</office:document-meta>
</file>